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29f5be" officeooo:paragraph-rsid="0029f5be" style:font-size-asian="14pt" style:font-size-complex="14pt"/>
    </style:style>
    <style:style style:name="P4" style:family="paragraph" style:parent-style-name="Standard">
      <style:text-properties fo:font-size="14pt" officeooo:paragraph-rsid="002ccfb3" style:font-size-asian="14pt" style:font-size-complex="14pt"/>
    </style:style>
    <style:style style:name="P5" style:family="paragraph" style:parent-style-name="Standard">
      <style:text-properties fo:font-size="14pt" officeooo:paragraph-rsid="002ecb48" style:font-size-asian="14pt" style:font-size-complex="14pt"/>
    </style:style>
    <style:style style:name="P6" style:family="paragraph" style:parent-style-name="Standard">
      <style:text-properties fo:font-size="14pt" officeooo:rsid="002f534d" officeooo:paragraph-rsid="002f534d" style:font-size-asian="14pt" style:font-size-complex="14pt"/>
    </style:style>
    <style:style style:name="P7" style:family="paragraph" style:parent-style-name="Standard">
      <style:text-properties fo:font-size="14pt" officeooo:rsid="002f534d" officeooo:paragraph-rsid="003c05c4" style:font-size-asian="14pt" style:font-size-complex="14pt"/>
    </style:style>
    <style:style style:name="P8" style:family="paragraph" style:parent-style-name="Standard">
      <style:text-properties fo:font-size="14pt" officeooo:paragraph-rsid="003013e6" style:font-size-asian="14pt" style:font-size-complex="14pt"/>
    </style:style>
    <style:style style:name="P9" style:family="paragraph" style:parent-style-name="Standard">
      <style:text-properties fo:font-size="14pt" officeooo:rsid="0030625d" officeooo:paragraph-rsid="0030625d" style:font-size-asian="14pt" style:font-size-complex="14pt"/>
    </style:style>
    <style:style style:name="P10" style:family="paragraph" style:parent-style-name="Standard">
      <style:text-properties fo:font-size="14pt" officeooo:rsid="003166f0" officeooo:paragraph-rsid="003166f0" style:font-size-asian="14pt" style:font-size-complex="14pt"/>
    </style:style>
    <style:style style:name="P11" style:family="paragraph" style:parent-style-name="Standard">
      <style:text-properties fo:font-size="14pt" officeooo:paragraph-rsid="003166f0" style:font-size-asian="14pt" style:font-size-complex="14pt"/>
    </style:style>
    <style:style style:name="P12" style:family="paragraph" style:parent-style-name="Standard">
      <style:text-properties fo:font-size="14pt" officeooo:rsid="0031c9d9" officeooo:paragraph-rsid="0031c9d9" style:font-size-asian="14pt" style:font-size-complex="14pt"/>
    </style:style>
    <style:style style:name="P13" style:family="paragraph" style:parent-style-name="Standard">
      <style:text-properties fo:font-size="14pt" officeooo:rsid="0031c9d9" officeooo:paragraph-rsid="0035ba23" style:font-size-asian="14pt" style:font-size-complex="14pt"/>
    </style:style>
    <style:style style:name="P14" style:family="paragraph" style:parent-style-name="Standard">
      <style:text-properties fo:font-size="14pt" officeooo:rsid="00334ee5" officeooo:paragraph-rsid="00334ee5" style:font-size-asian="14pt" style:font-size-complex="14pt"/>
    </style:style>
    <style:style style:name="P15" style:family="paragraph" style:parent-style-name="Standard">
      <style:text-properties fo:font-size="14pt" officeooo:rsid="00346e65" officeooo:paragraph-rsid="00346e65" style:font-size-asian="14pt" style:font-size-complex="14pt"/>
    </style:style>
    <style:style style:name="P16" style:family="paragraph" style:parent-style-name="Standard">
      <style:text-properties fo:font-size="14pt" officeooo:paragraph-rsid="0035ba23" style:font-size-asian="14pt" style:font-size-complex="14pt"/>
    </style:style>
    <style:style style:name="P17" style:family="paragraph" style:parent-style-name="Standard">
      <style:text-properties fo:font-size="14pt" officeooo:rsid="0035ba23" officeooo:paragraph-rsid="0035ba23" style:font-size-asian="14pt" style:font-size-complex="14pt"/>
    </style:style>
    <style:style style:name="P18" style:family="paragraph" style:parent-style-name="Standard">
      <style:text-properties fo:font-size="14pt" officeooo:rsid="0035ba23" officeooo:paragraph-rsid="003a5ab1" style:font-size-asian="14pt" style:font-size-complex="14pt"/>
    </style:style>
    <style:style style:name="P19" style:family="paragraph" style:parent-style-name="Standard">
      <style:text-properties fo:font-size="14pt" officeooo:rsid="00367be2" officeooo:paragraph-rsid="00367be2" style:font-size-asian="14pt" style:font-size-complex="14pt"/>
    </style:style>
    <style:style style:name="P20" style:family="paragraph" style:parent-style-name="Standard">
      <style:text-properties fo:font-size="14pt" officeooo:rsid="003a5ab1" officeooo:paragraph-rsid="003a5ab1" style:font-size-asian="14pt" style:font-size-complex="14pt"/>
    </style:style>
    <style:style style:name="P21" style:family="paragraph" style:parent-style-name="Standard">
      <style:text-properties fo:font-size="14pt" officeooo:rsid="003c05c4" officeooo:paragraph-rsid="003c05c4" style:font-size-asian="14pt" style:font-size-complex="14pt"/>
    </style:style>
    <style:style style:name="P22" style:family="paragraph" style:parent-style-name="Standard">
      <style:text-properties fo:font-size="14pt" officeooo:rsid="00412e85" officeooo:paragraph-rsid="00412e85" style:font-size-asian="14pt" style:font-size-complex="14pt"/>
    </style:style>
    <style:style style:name="P23" style:family="paragraph" style:parent-style-name="Standard">
      <style:text-properties fo:font-size="14pt" style:text-underline-style="solid" style:text-underline-width="auto" style:text-underline-color="font-color" fo:font-weight="bold" officeooo:rsid="0031c9d9" officeooo:paragraph-rsid="0031c9d9"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334ee5" officeooo:paragraph-rsid="00334ee5" style:font-size-asian="14pt" style:font-weight-asian="bold" style:font-size-complex="14pt" style:font-weight-complex="bold"/>
    </style:style>
    <style:style style:name="P25" style:family="paragraph" style:parent-style-name="Standard">
      <style:text-properties fo:font-size="14pt" fo:font-weight="bold" officeooo:rsid="0035ba23" officeooo:paragraph-rsid="00367be2" style:font-size-asian="14pt" style:font-weight-asian="bold" style:font-size-complex="14pt" style:font-weight-complex="bold"/>
    </style:style>
    <style:style style:name="P26" style:family="paragraph" style:parent-style-name="Standard">
      <style:text-properties fo:font-size="14pt" fo:font-weight="bold" officeooo:rsid="00367be2" officeooo:paragraph-rsid="00367be2" style:font-size-asian="14pt" style:font-weight-asian="bold" style:font-size-complex="14pt" style:font-weight-complex="bold"/>
    </style:style>
    <style:style style:name="P27" style:family="paragraph" style:parent-style-name="Standard">
      <style:text-properties fo:font-size="14pt" fo:font-weight="bold" officeooo:rsid="00369065" officeooo:paragraph-rsid="00369065"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Standard">
      <style:paragraph-properties fo:text-align="center" style:justify-single-word="false"/>
      <style:text-properties fo:font-size="32pt" fo:font-weight="bold" officeooo:rsid="0029f6d8" officeooo:paragraph-rsid="0029f6d8" style:font-size-asian="32pt" style:font-weight-asian="bold" style:font-size-complex="32pt" style:font-weight-complex="bold"/>
    </style:style>
    <style:style style:name="P30" style:family="paragraph" style:parent-style-name="Standard">
      <style:paragraph-properties fo:text-align="center" style:justify-single-word="false"/>
      <style:text-properties fo:font-size="32pt" style:font-size-asian="32pt" style:font-size-complex="32pt"/>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2ccfb3"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2ecb48"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3013e6"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3166f0"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paragraph-rsid="0035ba23" style:font-size-asian="20pt" style:font-weight-asian="bold" style:font-size-complex="20pt" style:font-weight-complex="bold"/>
    </style:style>
    <style:style style:name="P37" style:family="paragraph" style:parent-style-name="Standard">
      <style:text-properties style:text-position="0% 100%" fo:font-size="14pt" officeooo:rsid="002b88ef" officeooo:paragraph-rsid="002ccfb3" style:font-size-asian="14pt" style:font-size-complex="14pt"/>
    </style:style>
    <style:style style:name="P38" style:family="paragraph" style:parent-style-name="Standard">
      <style:text-properties style:text-position="0% 100%" fo:font-size="14pt" officeooo:rsid="002b88ef" officeooo:paragraph-rsid="002b1688" style:font-size-asian="14pt" style:font-size-complex="14pt"/>
    </style:style>
    <style:style style:name="P39" style:family="paragraph" style:parent-style-name="Standard">
      <style:text-properties style:text-position="0% 100%" fo:font-size="14pt" officeooo:rsid="002dc224" officeooo:paragraph-rsid="002dc224" style:font-size-asian="14pt" style:font-size-complex="14pt"/>
    </style:style>
    <style:style style:name="P40" style:family="paragraph" style:parent-style-name="Standard">
      <style:text-properties style:text-position="0% 100%" fo:font-size="14pt" officeooo:rsid="002dc224" officeooo:paragraph-rsid="002ecb48" style:font-size-asian="14pt" style:font-size-complex="14pt"/>
    </style:style>
    <style:style style:name="P41" style:family="paragraph" style:parent-style-name="Standard">
      <style:text-properties style:text-position="0% 100%" fo:font-size="14pt" officeooo:rsid="002ecb48" officeooo:paragraph-rsid="002ecb48" style:font-size-asian="14pt" style:font-size-complex="14pt"/>
    </style:style>
    <style:style style:name="P42" style:family="paragraph" style:parent-style-name="Standard">
      <style:text-properties style:text-position="0% 100%" fo:font-size="14pt" officeooo:rsid="002ccfb3" officeooo:paragraph-rsid="002ccfb3" style:font-size-asian="14pt" style:font-size-complex="14pt"/>
    </style:style>
    <style:style style:name="P43" style:family="paragraph" style:parent-style-name="Standard">
      <style:text-properties style:text-position="0% 100%" fo:font-size="14pt" officeooo:rsid="0030625d" officeooo:paragraph-rsid="0030625d" style:font-size-asian="14pt" style:font-size-complex="14pt"/>
    </style:style>
    <style:style style:name="P44" style:family="paragraph" style:parent-style-name="Standard">
      <style:text-properties style:text-position="0% 100%" fo:font-size="14pt" officeooo:rsid="0035ba23" officeooo:paragraph-rsid="00367be2" style:font-size-asian="14pt" style:font-size-complex="14pt"/>
    </style:style>
    <style:style style:name="P45" style:family="paragraph" style:parent-style-name="Standard">
      <style:text-properties style:text-position="0% 100%" fo:font-size="14pt" officeooo:rsid="00367be2" officeooo:paragraph-rsid="00367be2" style:font-size-asian="14pt" style:font-size-complex="14pt"/>
    </style:style>
    <style:style style:name="P46" style:family="paragraph" style:parent-style-name="Standard">
      <style:text-properties style:text-position="0% 100%" fo:font-size="14pt" officeooo:rsid="00369065" officeooo:paragraph-rsid="00367be2" style:font-size-asian="14pt" style:font-size-complex="14pt"/>
    </style:style>
    <style:style style:name="P47" style:family="paragraph" style:parent-style-name="Standard">
      <style:text-properties style:text-position="0% 100%" fo:font-size="14pt" officeooo:rsid="003a5ab1" officeooo:paragraph-rsid="003a5ab1" style:font-size-asian="14pt" style:font-size-complex="14pt"/>
    </style:style>
    <style:style style:name="P48" style:family="paragraph" style:parent-style-name="Standard">
      <style:text-properties style:text-position="0% 100%" fo:font-size="14pt" officeooo:rsid="003c05c4" officeooo:paragraph-rsid="003c05c4" style:font-size-asian="14pt" style:font-size-complex="14pt"/>
    </style:style>
    <style:style style:name="P49" style:family="paragraph" style:parent-style-name="Standard">
      <style:text-properties style:text-position="0% 100%" fo:font-size="14pt" officeooo:rsid="002b1688" officeooo:paragraph-rsid="0029f6d8" style:font-size-asian="14pt" style:font-size-complex="14pt"/>
    </style:style>
    <style:style style:name="P50" style:family="paragraph" style:parent-style-name="Standard">
      <style:text-properties style:text-position="0% 100%" fo:font-size="14pt" fo:font-style="normal" style:text-underline-style="none" fo:font-weight="normal" officeooo:rsid="0029f6d8" officeooo:paragraph-rsid="0029f6d8"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fo:font-size="14pt" fo:font-style="normal" style:text-underline-style="none" fo:font-weight="normal" officeooo:rsid="002ccfb3" officeooo:paragraph-rsid="002ccfb3"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fo:font-size="14pt" fo:font-style="normal" officeooo:rsid="002ecb48" officeooo:paragraph-rsid="002ecb48" style:font-size-asian="14pt" style:font-style-asian="normal" style:font-size-complex="14pt" style:font-style-complex="normal"/>
    </style:style>
    <style:style style:name="P53" style:family="paragraph" style:parent-style-name="Standard">
      <style:text-properties style:text-position="0% 100%" style:font-name="Liberation Serif" fo:font-size="14pt" officeooo:rsid="003c05c4" officeooo:paragraph-rsid="003c05c4" style:font-name-asian="WenQuanYi Micro Hei" style:font-size-asian="14pt" style:font-name-complex="Lohit Hindi" style:font-size-complex="14pt"/>
    </style:style>
    <style:style style:name="P54" style:family="paragraph" style:parent-style-name="Standard">
      <style:text-properties style:text-position="0% 100%" style:font-name="Liberation Serif" fo:font-size="14pt" officeooo:rsid="00412e85" officeooo:paragraph-rsid="00412e85" style:font-name-asian="WenQuanYi Micro Hei" style:font-size-asian="14pt" style:font-name-complex="Lohit Hindi" style:font-size-complex="14pt"/>
    </style:style>
    <style:style style:name="P55" style:family="paragraph" style:parent-style-name="Standard">
      <style:text-properties style:text-position="0% 100%" style:font-name="Liberation Serif" fo:font-size="14pt" officeooo:rsid="004417f0" officeooo:paragraph-rsid="004417f0" style:font-name-asian="WenQuanYi Micro Hei" style:font-size-asian="14pt" style:font-name-complex="Lohit Hindi" style:font-size-complex="14pt"/>
    </style:style>
    <style:style style:name="P56" style:family="paragraph" style:parent-style-name="Standard" style:list-style-name="L1">
      <style:text-properties fo:font-size="14pt" officeooo:rsid="002f534d" officeooo:paragraph-rsid="002f534d" style:font-size-asian="14pt" style:font-size-complex="14pt"/>
    </style:style>
    <style:style style:name="P57" style:family="paragraph" style:parent-style-name="Standard" style:list-style-name="L1">
      <style:text-properties style:text-position="0% 100%" fo:font-size="14pt" officeooo:rsid="002f534d" officeooo:paragraph-rsid="002f534d" style:font-size-asian="14pt" style:font-size-complex="14pt"/>
    </style:style>
    <style:style style:name="P58" style:family="paragraph" style:parent-style-name="Standard" style:list-style-name="L1">
      <style:text-properties style:text-position="0% 100%" fo:font-size="14pt" officeooo:rsid="003013e6" officeooo:paragraph-rsid="003013e6" style:font-size-asian="14pt" style:font-size-complex="14pt"/>
    </style:style>
    <style:style style:name="P59" style:family="paragraph" style:parent-style-name="Standard">
      <style:text-properties style:text-position="0% 100%" style:font-name="Liberation Serif" fo:font-size="14pt" officeooo:rsid="004447aa" officeooo:paragraph-rsid="004447aa" style:font-name-asian="WenQuanYi Micro Hei" style:font-size-asian="14pt" style:font-name-complex="Lohit Hindi" style:font-size-complex="14pt"/>
    </style:style>
    <style:style style:name="P60" style:family="paragraph" style:parent-style-name="Standard">
      <style:text-properties style:text-position="0% 100%" style:font-name="Liberation Serif" fo:font-size="14pt" officeooo:rsid="00412e85" officeooo:paragraph-rsid="00412e85" style:font-name-asian="WenQuanYi Micro Hei" style:font-size-asian="14pt" style:font-name-complex="Lohit Hindi" style:font-size-complex="14pt"/>
    </style:style>
    <style:style style:name="P61" style:family="paragraph" style:parent-style-name="Standard">
      <style:text-properties style:text-position="0% 100%" style:font-name="Liberation Serif" fo:font-size="14pt" officeooo:rsid="00455248" officeooo:paragraph-rsid="00455248" style:font-name-asian="WenQuanYi Micro Hei" style:font-size-asian="14pt" style:font-name-complex="Lohit Hindi" style:font-size-complex="14pt"/>
    </style:style>
    <style:style style:name="T1" style:family="text">
      <style:text-properties style:text-position="0% 100%"/>
    </style:style>
    <style:style style:name="T2" style:family="text">
      <style:text-properties style:text-position="0% 100%" fo:font-style="normal" style:text-underline-style="none" fo:font-weight="normal" officeooo:rsid="0029f6d8" style:font-style-asian="normal" style:font-weight-asian="normal" style:font-style-complex="normal" style:font-weight-complex="normal"/>
    </style:style>
    <style:style style:name="T3" style:family="text">
      <style:text-properties style:text-position="0% 100%" style:font-name="Liberation Serif1" style:font-name-asian="Liberation Serif1" style:font-name-complex="Liberation Serif1"/>
    </style:style>
    <style:style style:name="T4" style:family="text">
      <style:text-properties style:text-position="0% 100%" officeooo:rsid="003166f0"/>
    </style:style>
    <style:style style:name="T5" style:family="text">
      <style:text-properties style:text-position="0% 100%" officeooo:rsid="00367be2"/>
    </style:style>
    <style:style style:name="T6" style:family="text">
      <style:text-properties style:text-position="0% 100%" officeooo:rsid="00369065"/>
    </style:style>
    <style:style style:name="T7" style:family="text">
      <style:text-properties style:text-position="0% 100%" officeooo:rsid="00392f77"/>
    </style:style>
    <style:style style:name="T8" style:family="text">
      <style:text-properties style:text-position="0% 100%" officeooo:rsid="003a58fe"/>
    </style:style>
    <style:style style:name="T9" style:family="text">
      <style:text-properties style:text-position="0% 100%" officeooo:rsid="003a5ab1"/>
    </style:style>
    <style:style style:name="T10" style:family="text">
      <style:text-properties style:text-position="0% 100%" fo:font-weight="bold" style:font-weight-asian="bold" style:font-weight-complex="bold"/>
    </style:style>
    <style:style style:name="T11" style:family="text">
      <style:text-properties style:text-position="0% 100%" officeooo:rsid="003c05c4"/>
    </style:style>
    <style:style style:name="T12" style:family="text">
      <style:text-properties style:text-position="0% 100%" style:font-name="Liberation Serif" style:font-name-asian="WenQuanYi Micro Hei" style:font-name-complex="Lohit Hindi"/>
    </style:style>
    <style:style style:name="T13" style:family="text">
      <style:text-properties style:text-position="0% 100%" style:font-name="Liberation Serif" officeooo:rsid="003f87d9" style:font-name-asian="WenQuanYi Micro Hei" style:font-name-complex="Lohit Hindi"/>
    </style:style>
    <style:style style:name="T14" style:family="text">
      <style:text-properties style:text-position="0% 100%" officeooo:rsid="003db9ac"/>
    </style:style>
    <style:style style:name="T15" style:family="text">
      <style:text-properties style:text-position="0% 100%" officeooo:rsid="003f87d9"/>
    </style:style>
    <style:style style:name="T16" style:family="text">
      <style:text-properties style:text-position="super 58%"/>
    </style:style>
    <style:style style:name="T17" style:family="text">
      <style:text-properties style:text-position="super 58%" officeooo:rsid="002ccfb3"/>
    </style:style>
    <style:style style:name="T18" style:family="text">
      <style:text-properties style:text-position="super 58%" officeooo:rsid="002ecb48"/>
    </style:style>
    <style:style style:name="T19" style:family="text">
      <style:text-properties style:text-position="super 58%" fo:font-style="normal" style:font-style-asian="normal" style:font-style-complex="normal"/>
    </style:style>
    <style:style style:name="T20" style:family="text">
      <style:text-properties style:text-position="super 58%" officeooo:rsid="00367be2"/>
    </style:style>
    <style:style style:name="T21" style:family="text">
      <style:text-properties style:text-position="super 58%" officeooo:rsid="003a5ab1"/>
    </style:style>
    <style:style style:name="T22" style:family="text">
      <style:text-properties style:text-position="super 58%" fo:font-weight="bold" style:font-weight-asian="bold" style:font-weight-complex="bold"/>
    </style:style>
    <style:style style:name="T23" style:family="text">
      <style:text-properties style:text-position="super 58%" fo:font-weight="normal" style:font-weight-asian="normal" style:font-weight-complex="normal"/>
    </style:style>
    <style:style style:name="T24" style:family="text">
      <style:text-properties style:text-position="super 58%" fo:font-weight="normal" officeooo:rsid="003a5ab1" style:font-weight-asian="normal" style:font-weight-complex="normal"/>
    </style:style>
    <style:style style:name="T25" style:family="text">
      <style:text-properties style:text-position="super 58%" style:font-name="Liberation Serif" officeooo:rsid="003f87d9" style:font-name-asian="WenQuanYi Micro Hei" style:font-name-complex="Lohit Hindi"/>
    </style:style>
    <style:style style:name="T26" style:family="text">
      <style:text-properties officeooo:rsid="0029f5be"/>
    </style:style>
    <style:style style:name="T27" style:family="text">
      <style:text-properties officeooo:rsid="002ccfb3"/>
    </style:style>
    <style:style style:name="T28" style:family="text">
      <style:text-properties style:font-name="Liberation Serif1"/>
    </style:style>
    <style:style style:name="T29" style:family="text">
      <style:text-properties officeooo:rsid="002ecb48"/>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ee03c" style:font-style-asian="normal" style:font-style-complex="normal"/>
    </style:style>
    <style:style style:name="T33" style:family="text">
      <style:text-properties officeooo:rsid="002f534d"/>
    </style:style>
    <style:style style:name="T34" style:family="text">
      <style:text-properties officeooo:rsid="003013e6"/>
    </style:style>
    <style:style style:name="T35" style:family="text">
      <style:text-properties officeooo:rsid="003166f0"/>
    </style:style>
    <style:style style:name="T36" style:family="text">
      <style:text-properties officeooo:rsid="0031c9d9"/>
    </style:style>
    <style:style style:name="T37" style:family="text">
      <style:text-properties officeooo:rsid="00334ee5"/>
    </style:style>
    <style:style style:name="T38" style:family="text">
      <style:text-properties officeooo:rsid="0035ba23"/>
    </style:style>
    <style:style style:name="T39" style:family="text">
      <style:text-properties officeooo:rsid="00367be2"/>
    </style:style>
    <style:style style:name="T40" style:family="text">
      <style:text-properties officeooo:rsid="00392f77"/>
    </style:style>
    <style:style style:name="T41" style:family="text">
      <style:text-properties officeooo:rsid="003c05c4"/>
    </style:style>
    <style:style style:name="T42" style:family="text">
      <style:text-properties fo:font-weight="normal" style:font-weight-asian="normal" style:font-weight-complex="normal"/>
    </style:style>
    <style:style style:name="T43" style:family="text">
      <style:text-properties fo:font-weight="normal" officeooo:rsid="00369065" style:font-weight-asian="normal" style:font-weight-complex="normal"/>
    </style:style>
    <style:style style:name="T44" style:family="text">
      <style:text-properties officeooo:rsid="003f87d9"/>
    </style:style>
    <style:style style:name="T45" style:family="text">
      <style:text-properties officeooo:rsid="004455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eataxe-64</text:p>
      <text:p text:style-name="P29">Working with Polynomials</text:p>
      <text:p text:style-name="P30">Richard Parker <text:span text:style-name="T33">29</text:span>.<text:span text:style-name="T26">10</text:span>.201<text:span text:style-name="T33">7</text:span></text:p>
      <text:p text:style-name="P1"/>
      <text:p text:style-name="P31">Section 1 – Introduction</text:p>
      <text:p text:style-name="P2"/>
      <text:p text:style-name="P6">This document takes a first look at the issues around using meataxe64 to work with polynomials over finite fields. <text:s/>There are several reasons why we need to do that . . .</text:p>
      <text:p text:style-name="P6"/>
      <text:list xml:id="list3397052293843724851" text:style-name="L1">
        <text:list-item>
          <text:p text:style-name="P56">The DSMul and (particularly) the DSMad routines in the "field" module are currenly extremely slow when working with large fields of small characteristic. <text:s/>Up to 65536, logarithms are used, but for larger fields I suspect we need to work with polynomials modulo the Conway polynomial.</text:p>
        </text:list-item>
        <text:list-item>
          <text:p text:style-name="P56">The Holt-Rees method for finding singular group-algebra elements requires us at least to find roots (linear factors) in characteristic polynomials. <text:s/>It seems clear that the GCD of (X<text:span text:style-name="T16">q</text:span><text:span text:style-name="T1"> </text:span><text:span text:style-name="T3">− 1)</text:span><text:span text:style-name="T1"> and the characteristic polynomial will be an important step in this process.</text:span></text:p>
        </text:list-item>
        <text:list-item>
          <text:p text:style-name="P57">Factorizing the characteristic polynomial of a group algebra element can assist more generally in getting a first impression of the structure of the module, and choosing vectors to spin up.</text:p>
        </text:list-item>
        <text:list-item>
          <text:p text:style-name="P57">The factorization of the characteristic polynomial of a group element can lead to the automatic computation of the Brauer character, which will provide an independent check on the accuracy of Brauer character tables.</text:p>
        </text:list-item>
        <text:list-item>
          <text:p text:style-name="P58">Meataxe64 has good matrix methods implemented, and we may find that using them for polynomial factorization is a useful thing to do.</text:p>
        </text:list-item>
      </text:list>
      <text:p text:style-name="P6"/>
      <text:p text:style-name="P34">Section <text:span text:style-name="T34">2</text:span> – Int<text:span text:style-name="T34">ernal Representations.</text:span></text:p>
      <text:p text:style-name="P8"/>
      <text:p text:style-name="P9">Elements of fields of order less than 2<text:span text:style-name="T16">64</text:span><text:span text:style-name="T1"> may be considered as polynomials modulo the Conway polynomial, and already have a representation as a uint64_t value where the indeterminate X is replaced by the integer q. <text:s/>It is ultimately to such representations that DSMul and DSMad must be applied, but this representation is not suitable for large degree polynomials.</text:span></text:p>
      <text:p text:style-name="P43"/>
      <text:p text:style-name="P43">Furthermore, vectors over such fields can be subjected to PExtract and PAssemble for the purposes of Albrecht-style matrix multiplication, and we should bear in mind that some of the conversion methods and tables may already be implemented in meataxe64 for this work.</text:p>
      <text:p text:style-name="P43"/>
      <text:p text:style-name="P9"><text:span text:style-name="T1">Nevertheless, </text:span><text:span text:style-name="T4">a</text:span><text:span text:style-name="T1"> </text:span><text:span text:style-name="T34">natural way to consider a polynomial of large degree is as a vector in Dfmt over the field. <text:s/>Meataxe64 is uniformly "little-endian", so the first entry (position zero) of that vector naturally represents the constant coefficient, the second </text:span><text:soft-page-break/><text:span text:style-name="T34">entry the coefficient of X and so on.</text:span></text:p>
      <text:p text:style-name="P9"/>
      <text:p text:style-name="P10">Considerations of Barrett and Karatsuba suggest that a good starting point will be to design a format such that the multiplication of polynomials of moderate size (perhaps a few bytes) can proceed as fast as possible. <text:s/>Perhaps the best approach is to allow the implementation - possibly different for different technologies - to choose the best format for each field, and provide an abstraction to allow the higher levels of software to use it. <text:s/>I will consider this in more detail in the next section<text:span text:style-name="T36">, where the key issue to consider is . . . "can we use the vector instructions of the x86 to multiply polynomials mod p?".</text:span></text:p>
      <text:p text:style-name="P10"/>
      <text:p text:style-name="P10">It is interesting also to wonder whether the Albrecht-style of working will apply also to polynomials. <text:s/>At first sight, this looks appropriate, so that large polynomials can be multiplied over extension fields by a PExtract, linear-form based system, having much in common with the (already implemented) matrix methods.</text:p>
      <text:p text:style-name="P10"/>
      <text:p text:style-name="P35">Section <text:span text:style-name="T35">3</text:span> – <text:span text:style-name="T35">Pfmt?</text:span></text:p>
      <text:p text:style-name="P11"/>
      <text:p text:style-name="P23">Characteristic 2.</text:p>
      <text:p text:style-name="P12">Matrix multiplication methods use grease and vector-length XOR, achieving around 1,000 elementary operations per clock. <text:s/>The PCLMULQDQ instruction looks likely to be yet faster, at least on modern processor<text:span text:style-name="T37">s</text:span>, managing 4096 elementary operations in <text:span text:style-name="T37">2P0, P5 on HASwell. <text:s/>My impression so far is that this instruction means that characteristic 2 may well be very different from odd charactersitics in may ways, and it may be best to consider it as a different project altogether.</text:span></text:p>
      <text:p text:style-name="P12"/>
      <text:p text:style-name="P24">Characteristic 3.</text:p>
      <text:p text:style-name="P14">Here there are several competing ideas that need to be considered.</text:p>
      <text:p text:style-name="P14">One approach is to use table look-up to multiply two degree-4 polynomials. <text:s/>This will manage 25 elementary operations in a few mu-ups, with the added advantage that Karatsuba methods can be applied to a fairly low level.</text:p>
      <text:p text:style-name="P14">Another idea is to use logic-6 methods at vector length. <text:s/>This does (HASwell) 256 elementary operations in about 8 mu-ops, although the polynomials need to be of degree in the thousands to achieve this pace.</text:p>
      <text:p text:style-name="P14">Another idea is to space the coefficients out to use three or four bits. <text:s/>Adding of 64 or 85 entries is then a handful of operations, with the advantage that a coefficient is held all in one place. <text:s/>We may be tempted to use "adequate reduction" here.</text:p>
      <text:p text:style-name="P15">At first sight it is looking dangerously like all three methods will have their area of application, with each being best in certain circumstances.</text:p>
      <text:p text:style-name="P15"/>
      <text:p text:style-name="P36">Section <text:span text:style-name="T38">4</text:span> –<text:span text:style-name="T38"> DSMad for large fields of characteristic 2.</text:span></text:p>
      <text:p text:style-name="P16"/>
      <text:p text:style-name="P17">It is now already clear that the use of the PCLMULQDQ instruction can reduce computations (in Dfmt) for large fields of charateristic 2 to a few mu-ops, which should speed up Dfmt working by about three orders of magnitude! <text:s/>This seems to be such low-lying fruit that I cannot resist doing it straight away.</text:p>
      <text:p text:style-name="P13"><text:soft-page-break/></text:p>
      <text:p text:style-name="P17">We wish to implement <text:span text:style-name="T39">h</text:span> += <text:span text:style-name="T39">f</text:span>.<text:span text:style-name="T39">g</text:span> as polynomials modulo the Conway polynomial <text:span text:style-name="T39">p(X) in characteristic 2</text:span>, using the PCLMULQDQ instruction and Barrett reduction. <text:s/><text:span text:style-name="T39">We need</text:span> to get the Barrett reduction <text:span text:style-name="T39">crystal-</text:span>clear.<text:span text:style-name="T44"> <text:s/>The following is not restricted to characteristic 2, however.</text:span></text:p>
      <text:p text:style-name="P17"/>
      <text:p text:style-name="P18">The first step is to compute <text:span text:style-name="T39">e(X)</text:span> = X<text:span text:style-name="T21">2d</text:span><text:span text:style-name="T1"> </text:span><text:span text:style-name="T7">/ p(X), where d is the degree of the field. <text:s/>This is done </text:span><text:span text:style-name="T1">at FieldSet time - once and for all, upfront.</text:span><text:span text:style-name="T9"> <text:s/>Alternatively let u(X) be X</text:span><text:span text:style-name="T21">2d</text:span><text:span text:style-name="T9"> (mod p(X)). <text:s/>Then there clearly is an e(X) such that X</text:span><text:span text:style-name="T21">2d</text:span><text:span text:style-name="T9"> = e(X).p(</text:span><text:span text:style-name="T14">X</text:span><text:span text:style-name="T9">)+u(</text:span><text:span text:style-name="T14">X</text:span><text:span text:style-name="T9">).</text:span><text:span text:style-name="T6"> <text:s/>Henc</text:span><text:span text:style-name="T7">e</text:span><text:span text:style-name="T9"> we have</text:span></text:p>
      <text:p text:style-name="P47"/>
      <text:p text:style-name="P20"><text:span text:style-name="T10">1) X</text:span><text:span text:style-name="T22">2d</text:span><text:span text:style-name="T10"> = e(X).p(X) + u(X) with degree e(X) = d and degree u(X) &lt; d.</text:span></text:p>
      <text:p text:style-name="P44"/>
      <text:p text:style-name="P45">To multiply f(X) by g(x) and reduce mod <text:span text:style-name="T40">p(X)</text:span>, we then proceed as follows.</text:p>
      <text:p text:style-name="P45"/>
      <text:p text:style-name="P45">We first multiply f(X) by g(X) as polynomials, and chop the result into two halves so that</text:p>
      <text:p text:style-name="P45"/>
      <text:p text:style-name="P25"><text:span text:style-name="T9">2) </text:span><text:span text:style-name="T5">f(X).g(</text:span><text:span text:style-name="T14">X</text:span><text:span text:style-name="T5">) = a(X).X</text:span><text:span text:style-name="T20">d</text:span><text:span text:style-name="T5"> + b(X) </text:span><text:span text:style-name="T9">with </text:span><text:span text:style-name="T5">degree of </text:span><text:span text:style-name="T11">a(X)</text:span><text:span text:style-name="T5"> </text:span><text:span text:style-name="T15">and b(X) &lt; d</text:span><text:span text:style-name="T5">.</text:span></text:p>
      <text:p text:style-name="P45"/>
      <text:p text:style-name="P45">We then multiply a(X) by e(X) and similarly chop into two halves, so that</text:p>
      <text:p text:style-name="P45"/>
      <text:p text:style-name="P26"><text:span text:style-name="T9">3) </text:span><text:span text:style-name="T1">a(X).e(X) = s(X).X</text:span><text:span text:style-name="T16">d</text:span><text:span text:style-name="T1"> + t(X) </text:span><text:span text:style-name="T9">with degree of t</text:span><text:span text:style-name="T11">(X)</text:span><text:span text:style-name="T9"> </text:span><text:span text:style-name="T15">&lt; </text:span><text:span text:style-name="T9">d</text:span><text:span text:style-name="T1">.</text:span></text:p>
      <text:p text:style-name="P45"/>
      <text:p text:style-name="P19"><text:span text:style-name="T1">Finally we multiply s(X) by p(X)</text:span><text:span text:style-name="T6"> and chop again . . .</text:span></text:p>
      <text:p text:style-name="P46"/>
      <text:p text:style-name="P27"><text:span text:style-name="T9">4) </text:span><text:span text:style-name="T1">s(X).p(X) = q(X).X</text:span><text:span text:style-name="T21">d</text:span><text:span text:style-name="T1"> + r(X)</text:span><text:span text:style-name="T8"> w</text:span><text:span text:style-name="T9">ith</text:span><text:span text:style-name="T8"> degree of r(X)</text:span><text:span text:style-name="T15"> &lt; d</text:span><text:span text:style-name="T9">.</text:span></text:p>
      <text:p text:style-name="P45"/>
      <text:p text:style-name="P47">Claim. <text:s/>q(X)=a(X).</text:p>
      <text:p text:style-name="P47"/>
      <text:p text:style-name="P47">Proof.</text:p>
      <text:p text:style-name="P47"/>
      <text:p text:style-name="P47"><text:s text:c="3"/>a(X).X<text:span text:style-name="T16">2d</text:span> </text:p>
      <text:p text:style-name="P47">= a(X).[e(X).p(X)+u(X)]<text:tab/><text:tab/><text:span text:style-name="T41"><text:tab/><text:tab/><text:tab/></text:span>by 1)</text:p>
      <text:p text:style-name="P48">= a(X).e(X).p(X) + a(X).u(X)<text:tab/><text:tab/><text:tab/><text:tab/>distributive law</text:p>
      <text:p text:style-name="P48">= [s(X).X<text:span text:style-name="T16">d</text:span>+t(X)].p(X) + a(X).u(X)<text:tab/><text:tab/><text:tab/>by 3)</text:p>
      <text:p text:style-name="P48">= s(X).X<text:span text:style-name="T16">d</text:span>.p(X) + t(X).p(X) + a(X).u(X)<text:tab/><text:tab/>distributive law</text:p>
      <text:p text:style-name="P48">= s(X).p(X).X<text:span text:style-name="T16">d</text:span> + t(X).p(X) + a(X).u(X)<text:tab/><text:tab/>commutative law</text:p>
      <text:p text:style-name="P48"><text:span text:style-name="T42">= [</text:span><text:span text:style-name="T43">q(X).X</text:span><text:span text:style-name="T24">d</text:span><text:span text:style-name="T43"> + r(X)</text:span><text:span text:style-name="T42">].</text:span>X<text:span text:style-name="T16">d</text:span> + t(X).p(X) + a(X).u(X)<text:tab/>by 4)</text:p>
      <text:p text:style-name="P48"><text:span text:style-name="T42">= </text:span><text:span text:style-name="T43">q(X).X</text:span><text:span text:style-name="T23">2d</text:span><text:span text:style-name="T43"> + r(X)</text:span><text:span text:style-name="T42">.</text:span>X<text:span text:style-name="T16">d</text:span> + t(X).p(X) + a(X).u(X)<text:tab/>distributive law</text:p>
      <text:p text:style-name="P7"/>
      <text:p text:style-name="P21">As all terms except the first have degree less than 2d, the result follows.</text:p>
      <text:p text:style-name="P21"/>
      <text:p text:style-name="P21">Hence, rearranging 4) and replacing q(X) by a(X) we see that</text:p>
      <text:p text:style-name="P21"/>
      <text:p text:style-name="P21">a(X).X<text:span text:style-name="T16">d</text:span><text:span text:style-name="T1"> = s(X).p(X) </text:span><text:span text:style-name="T3">−</text:span><text:span text:style-name="T12"> r(X), so a(X)</text:span><text:span text:style-name="T13">.X</text:span><text:span text:style-name="T25">d</text:span><text:span text:style-name="T12"> is congruent to </text:span><text:span text:style-name="T3">−</text:span><text:span text:style-name="T12"> r(X) (mod p(X)). </text:span></text:p>
      <text:p text:style-name="P53"/>
      <text:p text:style-name="P54"><text:soft-page-break/>We now turn to the practical problems of implementation, starting with the main routine, which I propose to implement in assembler, in a "babies" fashion, though whether DSMul warrants its own routine is not yet clear to me.</text:p>
      <text:p text:style-name="P54"/>
      <text:p text:style-name="P55">Here are the first two pcrit routines.</text:p>
      <text:p text:style-name="P54"/>
      <text:p text:style-name="P55">void pccl32(const uint64_t parms, uint64_t scalar, uint64_t noc,</text:p>
      <text:p text:style-name="P55"><text:s text:c="12"/>const uint32_t * d1, uint32_t * d2)</text:p>
      <text:p text:style-name="P55">void pccl64(const uint64_t parms, uint64_t scalar, uint64_t noc,</text:p>
      <text:p text:style-name="P55"><text:s text:c="12"/>const uint64_t * d1, uint64_t * d2)</text:p>
      <text:p text:style-name="P54"/>
      <text:p text:style-name="P59">Initialization</text:p>
      <text:p text:style-name="P59">1. <text:s/>Load f</text:p>
      <text:p text:style-name="P59">2. <text:s/>Load e</text:p>
      <text:p text:style-name="P59">3. <text:s/>Load p</text:p>
      <text:p text:style-name="P59"/>
      <text:p text:style-name="P59">Main loop</text:p>
      <text:p text:style-name="P59">1. <text:s/>Load g<text:span text:style-name="T45"> <text:s/></text:span></text:p>
      <text:p text:style-name="P59">2. <text:s/>cl-multiply by f. <text:s/>We need both parts - a the high and b the low</text:p>
      <text:p text:style-name="P59">3. <text:s/>cl-multiply a by e. <text:s/>We only want the high part s</text:p>
      <text:p text:style-name="P59">4. <text:s/>cl-multiply s by p. <text:s/>We only want the low part r</text:p>
      <text:p text:style-name="P61"><text:s text:c="4"/>At the end of all this, b and r are both in the low part of a register</text:p>
      <text:p text:style-name="P59">5. <text:s/>load the word we are adding in to w</text:p>
      <text:p text:style-name="P59">6. <text:s/>compute w+r+b</text:p>
      <text:p text:style-name="P59">7. <text:s/>store it</text:p>
      <text:p text:style-name="P59">8. <text:s/>loop update and repeat.</text:p>
      <text:p text:style-name="P59"/>
      <text:p text:style-name="P59">Remarks.</text:p>
      <text:p text:style-name="P59"/>
      <text:p text:style-name="P59">Step 2 we want a in one 64-bit word and b in the other, so b is necessarily left-justified and a right-justified. <text:s/>Hence f is left-justifed.</text:p>
      <text:p text:style-name="P59">Step 3 is similar, so that e is also left justified.</text:p>
      <text:p text:style-name="P59">Step 4 is probably easiest if p is also left justified. <text:s/>We can then XOR r and b in the left justified position, then shift right to match w. </text:p>
      <text:p text:style-name="P7"/>
      <text:p text:style-name="P7"/>
      <text:p text:style-name="P6"/>
      <text:p text:style-name="P6"/>
      <text:p text:style-name="P6"/>
      <text:p text:style-name="P22">=============================================================</text:p>
      <text:p text:style-name="P22"/>
      <text:p text:style-name="P22"/>
      <text:p text:style-name="P3">When working with large matrices, in some circumstances (e.g. matrix group recognition, Holt-Rees finding of non-singular elements in the group algebra) it is necessary to find the characteristic polynomial of a group element, and then to perform various operations on that polynomial (e.g. factorize it, find its roots in the ground field). <text:s/>Since the methods of meataxe64 look likely to be able to find the <text:soft-page-break/>characteristic polynomial when the degree is of the order of millions, attention naturally turns to question whether the operations on the polynomial can also be applied at this sort of scale.</text:p>
      <text:p text:style-name="P3"/>
      <text:p text:style-name="P3">Of course, the natural (convolution) multiplication, and reduction modulo another polynomial, are both quadratic in the degree.<text:span text:style-name="T2"> <text:s/>Provided that the prime is not too large, we can therefore reasonably expect to be able to perform these operations in a time commensurate with matrix multiplication, and it seems fairly clear the that answer is going to be . . . yes, we can work with polynomials at this scale.</text:span></text:p>
      <text:p text:style-name="P3"/>
      <text:p text:style-name="P50">Furthermore, the methods of Karatsuba, let alone FFT, seem clearly able to reduce the time of multiplication below quadratic, so the first topic to consider is the reduction problem. <text:s/>The basic first problem is that we are given a fixed polynomial P(x) and we are going to need to do some millions of operations of the form, given A(x) and B(x), compute first C(x) = A(x).B(x), and then compute C(x) (mod P(x)). <text:s/>Polynomial long-divison is quadratic, and if necessary will have to do, but we seek something better.</text:p>
      <text:p text:style-name="P50"/>
      <text:p text:style-name="P51">That leaves the problem of GCD outstanding, and it seems fairly clear that, properly implemented, the multiplication and reductions will be sub-quadratic. <text:s/>The GCD, however, looks a bit more intractable. <text:s/>The multiplications and reductions involved in polynomial factorization involve a factor of log(q) where q is the order of the field. <text:s/>More specifically the repeated raising of a polynomial to the power of q requires an addition chain for q, and it is the length of this addition chain that matters.</text:p>
      <text:p text:style-name="P49"/>
      <text:p text:style-name="P38"/>
      <text:p text:style-name="P32">Section <text:span text:style-name="T27">4</text:span> – <text:span text:style-name="T27">Characteristic 2.</text:span></text:p>
      <text:p text:style-name="P4"/>
      <text:p text:style-name="P42">From "Westmere" onwards, the introduction of the new "carry-less" multiplication instruction provides a new approach to polynomial multiplication in characteristic 2, since it multiplies two 64-bit polynomials to give a 128-bit result in a single instruction. <text:s/>Before Haswell, this instruction executes fairly slowly (about D = 7 clock-cycles) but even then is fast enough. <text:s/>Haswell does it in D = two clocks (P0 P0 P5).</text:p>
      <text:p text:style-name="P37"/>
      <text:p text:style-name="P37"><text:span text:style-name="T27">As a first approximation it seems likely that, even in Haswell, the administration can mainly fit into the gaps, so we may reasonably hope that polynomials of 64*2</text:span><text:span text:style-name="T17">n</text:span><text:span text:style-name="T27"> bits can be multiplied (by Karatsuba) in D.3</text:span><text:span text:style-name="T17">n</text:span><text:span text:style-name="T27"> clocks. <text:s/>For 2</text:span><text:span text:style-name="T17">20</text:span><text:span text:style-name="T27"> = 1,048,576 this is D.6.10</text:span><text:span text:style-name="T17">6</text:span><text:span text:style-name="T27"> clocks, or at worst about 20 mSec.</text:span></text:p>
      <text:p text:style-name="P37"/>
      <text:p text:style-name="P32">Section <text:span text:style-name="T27">5</text:span> – <text:span text:style-name="T27">GCD.</text:span></text:p>
      <text:p text:style-name="P4"/>
      <text:p text:style-name="P39">Another issue we have to face is the computation of the GCD, and here the half-GCD algorithm of Sch<text:span text:style-name="T28">ö</text:span>nhage looks like it will be needed.</text:p>
      <text:p text:style-name="P39"/>
      <text:p text:style-name="P33">Section <text:span text:style-name="T29">6</text:span> – <text:span text:style-name="T29">Karatsuba polynomial multiplication.</text:span></text:p>
      <text:p text:style-name="P5"><text:soft-page-break/></text:p>
      <text:p text:style-name="P41">I am so-far not clear whether FFT is a practical solution to the problems that meataxe64 are likely to throw up. <text:s/>Karatsuba certainly is practical, so let's have a closer look.</text:p>
      <text:p text:style-name="P40"/>
      <text:p text:style-name="P40"><text:span text:style-name="T29">The idea is that (a.x</text:span><text:span text:style-name="T18">e</text:span><text:span text:style-name="T29"> + b) . (c.x</text:span><text:span text:style-name="T18">e</text:span><text:span text:style-name="T29"> + d) is computed as three half-size multiplications, namey a.c, b.d and (a+b).(c+d). <text:s/>Just as with Strassen, there come a size at which the administration, and the extra additions, mean that it is faster to use other means.</text:span></text:p>
      <text:p text:style-name="P40"/>
      <text:p text:style-name="P41">Looking more closely at this, let us suppose that e is the <text:span text:style-name="T30">last</text:span><text:span text:style-name="T31"> stage at which we use Karatsuba, and we compare it with the naive method. <text:s/>The naive method would use 4e</text:span><text:span text:style-name="T19">2</text:span><text:span text:style-name="T31"> multiplications and 4e</text:span><text:span text:style-name="T19">2</text:span><text:span text:style-name="T31">-2e+1 additions to compute the product. <text:s/>Karatsuba needs 3e additions, plus three multiplications at half the size so 3e</text:span><text:span text:style-name="T19">2</text:span><text:span text:style-name="T31"> multiplications and also 3e</text:span><text:span text:style-name="T19">2</text:span><text:span text:style-name="T31">-e+1 additions. <text:s text:c="2"/>In table form</text:span></text:p>
      <text:p text:style-name="P41"/>
      <text:p text:style-name="P52"><text:tab/><text:tab/><text:tab/>Naive<text:tab/><text:tab/>Karatsuba</text:p>
      <text:p text:style-name="P41"><text:span text:style-name="T31">Multiplications<text:tab/> <text:s text:c="2"/>4e</text:span><text:span text:style-name="T19">2</text:span><text:span text:style-name="T31"><text:tab/><text:tab/> <text:s text:c="3"/>3e</text:span><text:span text:style-name="T19">2</text:span></text:p>
      <text:p text:style-name="P41"><text:span text:style-name="T31">Additions<text:tab/><text:tab/>4e</text:span><text:span text:style-name="T19">2</text:span><text:span text:style-name="T31">-2e+1<text:tab/>3e</text:span><text:span text:style-name="T19">2</text:span><text:span text:style-name="T31">+2e+1</text:span></text:p>
      <text:p text:style-name="P41"/>
      <text:p text:style-name="P41"><text:span text:style-name="T31">Hence we save e</text:span><text:span text:style-name="T19">2</text:span><text:span text:style-name="T31"> multiplications and e</text:span><text:span text:style-name="T19">2</text:span><text:span text:style-name="T31"> - 4e additions</text:span><text:span text:style-name="T32">, and with this naive analysis we find the cutoff is at very small values of e, perhaps even 2 or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0-29T16:57:44.490765240</dc:date>
    <meta:editing-duration>P1DT31M20S</meta:editing-duration>
    <meta:editing-cycles>152</meta:editing-cycles>
    <meta:generator>LibreOffice/5.1.6.2$Linux_X86_64 LibreOffice_project/10m0$Build-2</meta:generator>
    <meta:print-date>2017-10-29T12:03:00.961053634</meta:print-date>
    <meta:document-statistic meta:table-count="0" meta:image-count="0" meta:object-count="0" meta:page-count="6" meta:paragraph-count="92" meta:word-count="2028" meta:character-count="11976" meta:non-whitespace-character-count="9924"/>
  </office:meta>
</office:document-meta>
</file>